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officeooo:paragraph-rsid="000e9558"/>
    </style:style>
    <style:style style:name="P2" style:family="paragraph" style:parent-style-name="Text_20_body">
      <style:text-properties style:font-name="Arial" officeooo:rsid="000e9558" officeooo:paragraph-rsid="000e9558"/>
    </style:style>
    <style:style style:name="P3" style:family="paragraph" style:parent-style-name="Text_20_body">
      <style:text-properties style:font-name="Arial" officeooo:rsid="0047d82e" officeooo:paragraph-rsid="00393b55"/>
    </style:style>
    <style:style style:name="P4" style:family="paragraph" style:parent-style-name="Text_20_body">
      <style:text-properties style:font-name="Arial" officeooo:rsid="006c3b8b" officeooo:paragraph-rsid="006d1049"/>
    </style:style>
    <style:style style:name="P5" style:family="paragraph" style:parent-style-name="Text_20_body">
      <style:text-properties style:font-name="Arial" officeooo:rsid="006c3b8b" officeooo:paragraph-rsid="006c3b8b"/>
    </style:style>
    <style:style style:name="P6" style:family="paragraph" style:parent-style-name="Standard">
      <style:text-properties style:font-name="Arial"/>
    </style:style>
    <style:style style:name="P7" style:family="paragraph" style:parent-style-name="Text_20_body">
      <style:text-properties style:font-name="Arial" fo:font-weight="normal" officeooo:rsid="002ca467" officeooo:paragraph-rsid="004e19a1" style:font-weight-asian="normal" style:font-weight-complex="normal"/>
    </style:style>
    <style:style style:name="P8" style:family="paragraph" style:parent-style-name="Text_20_body">
      <style:text-properties style:font-name="Arial" fo:font-weight="bold" officeooo:paragraph-rsid="004e19a1" style:font-weight-asian="bold" style:font-weight-complex="bold"/>
    </style:style>
    <style:style style:name="P9" style:family="paragraph" style:parent-style-name="Text_20_body">
      <style:text-properties style:font-name="Arial" officeooo:paragraph-rsid="004e19a1"/>
    </style:style>
    <style:style style:name="P10" style:family="paragraph" style:parent-style-name="Standard">
      <style:text-properties fo:color="#ce9178" loext:opacity="100%" style:font-name="Consolas" fo:font-size="8.39999961853027pt" fo:font-weight="normal" officeooo:rsid="0060f05f" officeooo:paragraph-rsid="005e8154" fo:background-color="#1e1e1e" style:font-weight-asian="normal" style:font-weight-complex="normal"/>
    </style:style>
    <style:style style:name="P11" style:family="paragraph" style:parent-style-name="Text_20_body">
      <style:text-properties fo:color="#ff0000" loext:opacity="100%" style:font-name="Arial" fo:font-weight="bold" officeooo:paragraph-rsid="004e19a1" style:font-weight-asian="bold" style:font-weight-complex="bold"/>
    </style:style>
    <style:style style:name="P12" style:family="paragraph" style:parent-style-name="Text_20_body">
      <style:text-properties fo:color="#ff0000" loext:opacity="100%" style:font-name="Arial" fo:font-weight="normal" officeooo:rsid="002ca467" officeooo:paragraph-rsid="004e19a1" style:font-weight-asian="normal" style:font-weight-complex="normal"/>
    </style:style>
    <style:style style:name="P13" style:family="paragraph" style:parent-style-name="Heading_20_1">
      <style:text-properties style:font-name="Arial"/>
    </style:style>
    <style:style style:name="P14" style:family="paragraph" style:parent-style-name="Heading_20_1">
      <style:text-properties style:font-name="Arial" officeooo:rsid="00393b55" officeooo:paragraph-rsid="00393b55"/>
    </style:style>
    <style:style style:name="P15" style:family="paragraph" style:parent-style-name="Heading_20_1">
      <style:text-properties style:font-name="Arial" fo:font-style="normal" fo:font-weight="normal" officeooo:rsid="004e19a1" officeooo:paragraph-rsid="004e19a1" style:font-style-asian="normal" style:font-weight-asian="normal" style:font-style-complex="normal" style:font-weight-complex="normal"/>
    </style:style>
    <style:style style:name="P16" style:family="paragraph" style:parent-style-name="Heading_20_1">
      <style:text-properties style:font-name="Arial" officeooo:rsid="006c3b8b" officeooo:paragraph-rsid="006c3b8b"/>
    </style:style>
    <style:style style:name="P17" style:family="paragraph" style:parent-style-name="Standard">
      <style:text-properties fo:color="#ce9178" loext:opacity="100%" style:font-name="Consolas" fo:font-size="8.39999961853027pt" fo:font-weight="normal" officeooo:rsid="0060f05f" officeooo:paragraph-rsid="005e8154" fo:background-color="#1e1e1e" style:font-weight-asian="normal" style:font-weight-complex="normal"/>
    </style:style>
    <style:style style:name="P18" style:family="paragraph" style:parent-style-name="Text_20_body">
      <style:text-properties style:font-name="Arial" officeooo:rsid="0060f05f" officeooo:paragraph-rsid="0060f05f"/>
    </style:style>
    <style:style style:name="P19" style:family="paragraph" style:parent-style-name="Text_20_body">
      <style:text-properties style:font-name="Arial" officeooo:rsid="007b6203" officeooo:paragraph-rsid="007b6203"/>
    </style:style>
    <style:style style:name="T1" style:family="text">
      <style:text-properties officeooo:rsid="004b262d"/>
    </style:style>
    <style:style style:name="T2" style:family="text">
      <style:text-properties fo:font-weight="normal" officeooo:rsid="00573b89" style:font-weight-asian="normal" style:font-weight-complex="normal"/>
    </style:style>
    <style:style style:name="T3" style:family="text">
      <style:text-properties officeooo:rsid="0060f05f"/>
    </style:style>
    <style:style style:name="T4" style:family="text">
      <style:text-properties fo:font-weight="bold" style:font-weight-asian="bold" style:font-weight-complex="bold"/>
    </style:style>
    <style:style style:name="T5" style:family="text">
      <style:text-properties officeooo:rsid="006c3b8b"/>
    </style:style>
    <style:style style:name="T6" style:family="text">
      <style:text-properties style:font-name="Arial"/>
    </style:style>
    <style:style style:name="T7" style:family="text">
      <style:text-properties style:font-name="Arial" officeooo:rsid="006c3b8b"/>
    </style:style>
    <style:style style:name="T8" style:family="text">
      <style:text-properties style:font-name="Arial" fo:font-weight="bold" style:font-weight-asian="bold" style:font-weight-complex="bold"/>
    </style:style>
    <style:style style:name="T9" style:family="text">
      <style:text-properties officeooo:rsid="006de089"/>
    </style:style>
    <style:style style:name="T10" style:family="text">
      <style:text-properties fo:color="#ff0000" loext:opacity="100%"/>
    </style:style>
    <style:style style:name="T11" style:family="text">
      <style:text-properties fo:color="#ff0000" loext:opacity="100%" officeooo:rsid="005376de"/>
    </style:style>
    <style:style style:name="T12" style:family="text">
      <style:text-properties fo:color="#ff0000" loext:opacity="100%" officeooo:rsid="0034ca50"/>
    </style:style>
    <style:style style:name="T13" style:family="text">
      <style:text-properties fo:color="#ff0000" loext:opacity="100%" officeooo:rsid="002ca467"/>
    </style:style>
    <style:style style:name="T14" style:family="text">
      <style:text-properties fo:color="#ff0000" loext:opacity="100%" officeooo:rsid="0060f05f"/>
    </style:style>
    <style:style style:name="T15" style:family="text">
      <style:text-properties fo:color="#ff0000" loext:opacity="100%" fo:font-weight="normal" officeooo:rsid="0060f05f" style:font-weight-asian="normal" style:font-weight-complex="normal"/>
    </style:style>
    <style:style style:name="T16" style:family="text">
      <style:text-properties officeooo:rsid="0072d7ff"/>
    </style:style>
    <style:style style:name="T17" style:family="text">
      <style:text-properties officeooo:rsid="007c32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About</text:h>
      <text:p text:style-name="P1"/>
      <text:p text:style-name="P2">This document describes <text:span text:style-name="T1">instance registration in a shard.</text:span></text:p>
      <text:p text:style-name="P2"/>
      <text:h text:style-name="P14" text:outline-level="1">How it works</text:h>
      <text:p text:style-name="P3"/>
      <text:p text:style-name="P18">If an instance receives a download or stream request where the name of the instance is not the one assigned, first it will check if the file exists in the local cache, and if not it will check for the ipv4 of that instance from the list of instances received on registration. If the instance is in that list a request will be made to retrieve that file, if not..the instance will <text:span text:style-name="T9">re-register to</text:span> the gossip instance <text:span text:style-name="T9">which will result in an updated list of instances, </text:span><text:s/>and then query that file. The file is cached on that instance <text:span text:style-name="T16">until it is invalidated when another file has to be cached with higher priority or is newer.</text:span></text:p>
      <text:p text:style-name="P19">An exception is for the gossip instance. When a shard retrieval is called, instead of contacting any gossip instance. The gossip server will obtain its IPv4 of the instance from the list of registered instances if any. <text:span text:style-name="T17">This process is done after an instance is certain it is not registered on any instance. </text:span></text:p>
      <text:p text:style-name="P19">If there is no GOSSIP_INSTANCE parameter and registered instances, a shard retrieval failure will be raised.</text:p>
      <text:h text:style-name="P15" text:outline-level="1">API Calls</text:h>
      <text:p text:style-name="P9"/>
      <text:p text:style-name="P8"><text:span text:style-name="T12">(</text:span><text:span text:style-name="T11">POST</text:span><text:span text:style-name="T12">) </text:span><text:span text:style-name="T10">/</text:span><text:span text:style-name="T13">api/version/</text:span><text:span text:style-name="T14">shard_instance</text:span><text:span text:style-name="T13"> → <text:s/></text:span><text:span text:style-name="T15">Queries the IPv4 of an instance from the gossip instance</text:span></text:p>
      <text:p text:style-name="P11"><text:tab/><text:span text:style-name="T2">headers(SHARD_KEY)</text:span></text:p>
      <text:p text:style-name="P12"><text:tab/><text:span text:style-name="T3">shard_instance</text:span>(<text:span text:style-name="T3">instance_name</text:span>)</text:p>
      <text:p text:style-name="P12"><text:tab/>Responses:</text:p>
      <text:p text:style-name="P12"><text:tab/><text:tab/>200 → <text:span text:style-name="T3">Success</text:span></text:p>
      <text:p text:style-name="P12"><text:tab/><text:tab/>* </text:p>
      <text:p text:style-name="P7"/>
      <text:p text:style-name="P10"/>
      <text:p text:style-name="P10"/>
      <text:p text:style-name="P6"><text:soft-page-break/><text:span text:style-name="T4">(GET) /api/version/shard_download/&lt;queryString&gt; </text:span>→ Downloads a file from a shard instance</text:p>
      <text:p text:style-name="P6"><text:tab/><text:span text:style-name="T5">Parameters:</text:span></text:p>
      <text:p text:style-name="P6"><text:tab/><text:tab/><text:span text:style-name="T5">Signature</text:span></text:p>
      <text:p text:style-name="P6"><text:tab/><text:span text:style-name="T5">H</text:span>eaders: </text:p>
      <text:p text:style-name="P6"><text:tab/><text:tab/>SHARD_KEY</text:p>
      <text:p text:style-name="P6"><text:tab/>Responses:</text:p>
      <text:p text:style-name="P6"><text:tab/><text:tab/>200 → File </text:p>
      <text:p text:style-name="P6"><text:tab/><text:tab/>* </text:p>
      <text:p text:style-name="P6"/>
      <text:h text:style-name="P16" text:outline-level="1">Shard Access Control </text:h>
      <text:p text:style-name="P5"/>
      <text:p text:style-name="Standard"><text:span text:style-name="T7">Just like the regular download and stream operation. An instance forwards the pre-signed URL to the intended instance, which it can be denied or returned. The same applies for IPv4, but the IPv4 address has to be passed in the headers as </text:span><text:span text:style-name="T8">HTTP_X_FORWARDED_FOR</text:span><text:span text:style-name="T6">.</text:span></text:p>
      <text:p text:style-name="P4">.</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Courier New',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 fo:font-family="Arial" style:font-family-generic="swiss" style:font-pitch="variable" fo:font-size="14pt" fo:font-weight="normal" style:font-size-asian="14pt" style:font-weight-asian="normal" style:font-size-complex="14pt" style:font-weight-complex="normal"/>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6T13:53:25.395000000</meta:creation-date>
    <dc:date>2022-07-01T14:15:00.266000000</dc:date>
    <meta:editing-duration>PT6H28M46S</meta:editing-duration>
    <meta:editing-cycles>49</meta:editing-cycles>
    <meta:generator>LibreOffice/7.3.2.2$Windows_X86_64 LibreOffice_project/49f2b1bff42cfccbd8f788c8dc32c1c309559be0</meta:generator>
    <meta:document-statistic meta:table-count="0" meta:image-count="0" meta:object-count="0" meta:page-count="2" meta:paragraph-count="24" meta:word-count="284" meta:character-count="1733" meta:non-whitespace-character-count="1447"/>
  </office:meta>
</office:document-meta>
</file>